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f09f" officeooo:paragraph-rsid="000df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zqtrzue<text:line-break/>fdtey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ardelle</meta:initial-creator>
    <meta:creation-date>2017-10-11T12:27:07.724260273</meta:creation-date>
    <dc:date>2017-10-11T12:28:20.891775182</dc:date>
    <dc:creator>Camille Gardelle</dc:creator>
    <meta:editing-duration>PT1M13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0.6.2$Linux_X86_64 LibreOffice_project/00$Build-2</meta:generator>
  </office:meta>
</office:document-meta>
</file>